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653" officeooo:paragraph-rsid="00048653"/>
    </style:style>
    <style:style style:name="P2" style:family="paragraph" style:parent-style-name="Standard">
      <style:text-properties officeooo:rsid="00048653" officeooo:paragraph-rsid="0005cbc1"/>
    </style:style>
    <style:style style:name="P3" style:family="paragraph" style:parent-style-name="Standard">
      <style:text-properties officeooo:rsid="0005cbc1" officeooo:paragraph-rsid="0005cbc1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5cbc1" officeooo:paragraph-rsid="0005cbc1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82fa1" officeooo:paragraph-rsid="00082fa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9ff2d" officeooo:paragraph-rsid="0009ff2d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05cbc1" officeooo:paragraph-rsid="0005cbc1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officeooo:rsid="00076939" officeooo:paragraph-rsid="00076939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officeooo:rsid="00082fa1" officeooo:paragraph-rsid="00082fa1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09ff2d" officeooo:paragraph-rsid="0009ff2d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officeooo:rsid="000ac754" officeooo:paragraph-rsid="000ac754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officeooo:rsid="000ad3d9" officeooo:paragraph-rsid="000ad3d9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officeooo:rsid="00082fa1" officeooo:paragraph-rsid="00082fa1"/>
    </style:style>
    <style:style style:name="P14" style:family="paragraph" style:parent-style-name="Standard">
      <style:paragraph-properties fo:margin-left="3.752cm" fo:margin-right="0cm" fo:text-indent="0cm" style:auto-text-indent="false"/>
      <style:text-properties officeooo:rsid="00099e97" officeooo:paragraph-rsid="00099e97"/>
    </style:style>
    <style:style style:name="P15" style:family="paragraph" style:parent-style-name="Standard">
      <style:paragraph-properties fo:margin-left="3.752cm" fo:margin-right="0cm" fo:text-indent="0cm" style:auto-text-indent="false"/>
      <style:text-properties officeooo:rsid="0009ff2d" officeooo:paragraph-rsid="0009ff2d"/>
    </style:style>
    <style:style style:name="P16" style:family="paragraph" style:parent-style-name="Standard">
      <style:paragraph-properties fo:margin-left="5.002cm" fo:margin-right="0cm" fo:text-indent="0cm" style:auto-text-indent="false"/>
      <style:text-properties officeooo:rsid="00082fa1" officeooo:paragraph-rsid="00082fa1"/>
    </style:style>
    <style:style style:name="T1" style:family="text">
      <style:text-properties officeooo:rsid="0005cbc1"/>
    </style:style>
    <style:style style:name="T2" style:family="text">
      <style:text-properties officeooo:rsid="00076939"/>
    </style:style>
    <style:style style:name="T3" style:family="text">
      <style:text-properties officeooo:rsid="00082fa1"/>
    </style:style>
    <style:style style:name="T4" style:family="text">
      <style:text-properties officeooo:rsid="00099e97"/>
    </style:style>
    <style:style style:name="T5" style:family="text">
      <style:text-properties officeooo:rsid="0009ff2d"/>
    </style:style>
    <style:style style:name="T6" style:family="text">
      <style:text-properties officeooo:rsid="000a016f"/>
    </style:style>
    <style:style style:name="T7" style:family="text">
      <style:text-properties officeooo:rsid="000ac754"/>
    </style:style>
    <style:style style:name="T8" style:family="text">
      <style:text-properties officeooo:rsid="000ad3d9"/>
    </style:style>
    <style:style style:name="T9" style:family="text">
      <style:text-properties officeooo:rsid="000c6885"/>
    </style:style>
    <style:style style:name="T10" style:family="text">
      <style:text-properties officeooo:rsid="000de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1">CAPÍTULO 1: SOCIEDADE, POLÍTICA E <text:span text:style-name="T1">ESPAÇO URBANO</text:span> NA SALVADOR REPUBLICANA</text:p>
      <text:p text:style-name="P4"/>
      <text:p text:style-name="P4">1 Sociedade</text:p>
      <text:p text:style-name="P7">1.1 <text:span text:style-name="T3">Caracterização demográfica geral</text:span></text:p>
      <text:p text:style-name="P9">1.2 Classes sociais <text:span text:style-name="T7">na</text:span> transição do trabalho escravo ao trabalho livre</text:p>
      <text:p text:style-name="P14">1.2.1 A burguesia <text:span text:style-name="T5">soteropolitana</text:span></text:p>
      <text:p text:style-name="P14">1.2.2 <text:span text:style-name="T5">Os trabalhadores</text:span></text:p>
      <text:p text:style-name="P15">1.2.3 O funcionalismo público</text:p>
      <text:p text:style-name="P15">1.2.4 A pequena burguesia</text:p>
      <text:p text:style-name="P9">1.3 Cultura e espaço público</text:p>
      <text:p text:style-name="P13">1.3.1 Festas religiosas</text:p>
      <text:p text:style-name="P13">1.3.2 Festas laicas</text:p>
      <text:p text:style-name="P13">1.3.3 Comemorações cívicas</text:p>
      <text:p text:style-name="P13">1.3.4 Lazeres públicos</text:p>
      <text:p text:style-name="P4">2 Política</text:p>
      <text:p text:style-name="P7">2.1 Instituições: governo, <text:span text:style-name="T2">Assembleia, intendência, Conselho Municipal</text:span></text:p>
      <text:p text:style-name="P14">2.1.1 Caracterização das instituições estaduais</text:p>
      <text:p text:style-name="P14">2.1.2 Caracterização das instituições municipais</text:p>
      <text:p text:style-name="P7">2.2 <text:span text:style-name="T2">Agentes: os políticos e as grandes empresas</text:span></text:p>
      <text:p text:style-name="P14">2.2.1 Sistema partidário e lideranças carismáticas</text:p>
      <text:p text:style-name="P14">2.2.2 A política baiana e a banca internacional: Light, Guinle &amp; Cia, Crédit Mobilier etc.</text:p>
      <text:p text:style-name="P8">2.3 <text:span text:style-name="T3">Dinâmica: a instável hegemonia seabrista</text:span></text:p>
      <text:p text:style-name="P13">2.3.1 Uma prévia: Júlio Brandão na intendência</text:p>
      <text:p text:style-name="P13">2.3.2 Ligações entre Seabra e a casa Guinle</text:p>
      <text:p text:style-name="P13">2.3.3 As eleições, a resistência e o bombardeio</text:p>
      <text:p text:style-name="P13">2.3.4 Posse e programa de governo</text:p>
      <text:p text:style-name="P13">2.3.5 <text:span text:style-name="T4">Crise econômica, corrupção e defecções</text:span></text:p>
      <text:p text:style-name="P14">2.3.6 Declínio da hegemonia seabrista</text:p>
      <text:p text:style-name="P4">3 Espaço urbano</text:p>
      <text:p text:style-name="P9">2.1 Distritos urbanos e seu grau de urbanização</text:p>
      <text:p text:style-name="P9">2.2 Regime de terras</text:p>
      <text:p text:style-name="P9">2.4 Agentes de produção do espaço urbano</text:p>
      <text:p text:style-name="P13">2.4.1 Investidores privados (Companhia de Melhoramentos etc.)</text:p>
      <text:p text:style-name="P13">2.4.2 Intervenções governamentais</text:p>
      <text:p text:style-name="P13">2.4.3 Intervenções da Intendência</text:p>
      <text:p text:style-name="P9">2.5 Reforma urbana</text:p>
      <text:p text:style-name="P13">2.5.1 Antecedentes</text:p>
      <text:p text:style-name="P16">2.5.1.1 Plano de saneamento de Theodoro Sampaio</text:p>
      <text:p text:style-name="P16">2.5.1.2 Plano de melhoramentos de Alencar Lima</text:p>
      <text:p text:style-name="P13">2.5.2 O porto</text:p>
      <text:p text:style-name="P13">2.5.3 As reformas do Centro</text:p>
      <text:p text:style-name="P2"/>
      <text:p text:style-name="P1">CAPÍTULO 2: BROTAS, OU A FRONTEIRA DO URBANO <text:span text:style-name="T9">EM SALVADOR</text:span></text:p>
      <text:p text:style-name="P1"/>
      <text:p text:style-name="P5">1 O distrito de Brotas</text:p>
      <text:p text:style-name="P9">1.1 <text:span text:style-name="T6">Breve histórico e d</text:span>elimitação territorial <text:span text:style-name="T10">(VER PLANTAS NA FGM-APMS)</text:span></text:p>
      <text:p text:style-name="P9">1.2 Caracterização socioeconômica</text:p>
      <text:p text:style-name="P9">1.3 Esboço de caracterização fundiária</text:p>
      <text:p text:style-name="P9"><text:soft-page-break/>1.4 Usos do espaço</text:p>
      <text:p text:style-name="P5">2 Como Salvador via o distrito</text:p>
      <text:p text:style-name="P9">2.1 Jornais</text:p>
      <text:p text:style-name="P13">2.1.1 Notícias policiais</text:p>
      <text:p text:style-name="P13">2.1.2 Notícias políticas: o caso de Cesar Zama</text:p>
      <text:p text:style-name="P9">2.2 Almanaques</text:p>
      <text:p text:style-name="P13">2.2.1 Profissionais residentes</text:p>
      <text:p text:style-name="P13">2.2.2 <text:span text:style-name="T6">Serviços</text:span></text:p>
      <text:p text:style-name="P1"/>
      <text:p text:style-name="P1">CAPÍTULO 3: <text:span text:style-name="T1">A PRODUÇÃO DO ESPAÇO URBANO EM BROTAS NA ERA DAS REFORMAS DE SEABRA</text:span></text:p>
      <text:p text:style-name="P1"/>
      <text:p text:style-name="P5">1 Investimentos públicos</text:p>
      <text:p text:style-name="P9">1.1 Esgotamento e abastecimento de água</text:p>
      <text:p text:style-name="P9">1.2 Arruamento e pavimentação</text:p>
      <text:p text:style-name="P9">1.3 Iluminação pública</text:p>
      <text:p text:style-name="P9">1.4 Transporte público</text:p>
      <text:p text:style-name="P9">1.5 Cemitério</text:p>
      <text:p text:style-name="P9">1.6 <text:span text:style-name="T7">Serviços de saúde</text:span></text:p>
      <text:p text:style-name="P11">1.7 Escolas</text:p>
      <text:p text:style-name="P5">2 <text:span text:style-name="T5">Ação privada</text:span></text:p>
      <text:p text:style-name="P10">2.1 Proprietários (VER NA SEÇÃO DE DÉCIMA URBANA DA FGM-APMS)</text:p>
      <text:p text:style-name="P10">2.2 Loteamentos (VER NA SEÇÃO DE LICENÇAS DA FGM-APMS)</text:p>
      <text:p text:style-name="P10">2.3 Construções, ampliações, reformas (VER NA SEÇÃO DE LICENÇAS DA FGM-APMS)</text:p>
      <text:p text:style-name="P6">3 <text:span text:style-name="T8">Ação recíproca: Brotas e as reformas, as reformas e Brotas</text:span></text:p>
      <text:p text:style-name="P12">3.1 Houve influência da produção do espaço em Brotas sobre as reformas de J. J. Seabra?</text:p>
      <text:p text:style-name="P12">3.2 Houve influência da produção do espaço pelas reformas de J. J. Seabra sobre Brotas?</text:p>
      <text:p text:style-name="P1"/>
      <text:p text:style-name="P3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0:25:59.872491142</meta:creation-date>
    <dc:date>2015-04-16T02:31:57.298229933</dc:date>
    <meta:editing-duration>PT38M1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2" meta:paragraph-count="71" meta:word-count="398" meta:character-count="2613" meta:non-whitespace-character-count="2286"/>
  </office:meta>
</office:document-meta>
</file>